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O-normal">
      <style:paragraph-properties fo:break-before="auto" fo:break-after="auto"/>
    </style:style>
    <style:style style:name="P2" style:family="paragraph" style:parent-style-name="LO-normal">
      <style:paragraph-properties fo:margin-top="0.318cm" fo:margin-bottom="0.318cm" style:contextual-spacing="false" fo:line-height="150%" fo:text-align="justify" style:justify-single-word="false"/>
    </style:style>
    <style:style style:name="P3" style:family="paragraph" style:parent-style-name="LO-normal">
      <style:paragraph-properties fo:margin-left="1.27cm" fo:margin-right="0.055cm" fo:margin-top="0.834cm" fo:margin-bottom="0cm" style:contextual-spacing="false" fo:line-height="143%" fo:text-align="justify" style:justify-single-word="false" fo:orphans="0" fo:widows="0" fo:text-indent="0cm" style:auto-text-indent="false"/>
    </style:style>
    <style:style style:name="P4" style:family="paragraph" style:parent-style-name="LO-normal">
      <style:paragraph-properties fo:margin-left="1.247cm" fo:margin-right="0cm" fo:margin-top="0.051cm" fo:margin-bottom="0cm" style:contextual-spacing="false" fo:line-height="143%" fo:text-align="justify" style:justify-single-word="false" fo:orphans="0" fo:widows="0" fo:text-indent="-0.628cm" style:auto-text-indent="false"/>
    </style:style>
    <style:style style:name="P5" style:family="paragraph" style:parent-style-name="LO-normal">
      <style:paragraph-properties fo:margin-left="1.249cm" fo:margin-right="0cm" fo:margin-top="0.051cm" fo:margin-bottom="0cm" style:contextual-spacing="false" fo:line-height="143%" fo:text-align="justify" style:justify-single-word="false" fo:orphans="0" fo:widows="0" fo:text-indent="0cm" style:auto-text-indent="false"/>
    </style:style>
    <style:style style:name="P6" style:family="paragraph" style:parent-style-name="LO-normal">
      <style:paragraph-properties fo:margin-left="1.27cm" fo:margin-right="0.055cm" fo:margin-top="0.834cm" fo:margin-bottom="0cm" style:contextual-spacing="false" fo:line-height="143%" fo:text-align="justify" style:justify-single-word="false" fo:orphans="0" fo:widows="0" fo:text-indent="0cm" style:auto-text-indent="false"/>
      <style:text-properties fo:color="#333333" loext:opacity="100%" fo:font-size="12pt" style:font-size-asian="12pt" style:font-size-complex="12pt"/>
    </style:style>
    <style:style style:name="P7" style:family="paragraph" style:parent-style-name="LO-normal">
      <style:paragraph-properties fo:margin-left="0cm" fo:margin-right="0cm" fo:margin-top="0.051cm" fo:margin-bottom="0cm" style:contextual-spacing="false" fo:line-height="143%" fo:text-align="justify" style:justify-single-word="false" fo:orphans="0" fo:widows="0" fo:text-indent="1.27cm" style:auto-text-indent="false"/>
      <style:text-properties fo:color="#333333" loext:opacity="100%" fo:font-size="12pt" style:font-size-asian="12pt" style:font-size-complex="12pt"/>
    </style:style>
    <style:style style:name="P8" style:family="paragraph" style:parent-style-name="LO-normal">
      <style:paragraph-properties fo:text-align="justify" style:justify-single-word="false" fo:break-before="auto" fo:break-after="auto"/>
      <style:text-properties fo:color="#999999" loext:opacity="100%"/>
    </style:style>
    <style:style style:name="P9" style:family="paragraph" style:parent-style-name="LO-normal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0" style:family="paragraph" style:parent-style-name="LO-normal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11" style:family="paragraph" style:parent-style-name="LO-normal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/>
      <style:text-properties fo:color="#333333" loext:opacity="100%" fo:font-size="12pt" style:font-size-asian="12pt" style:font-size-complex="12pt"/>
    </style:style>
    <style:style style:name="P12" style:family="paragraph" style:parent-style-name="LO-normal" style:list-style-name="WWNum1">
      <style:paragraph-properties fo:margin-left="1.27cm" fo:margin-right="0.055cm" fo:margin-top="0.834cm" fo:margin-bottom="0cm" style:contextual-spacing="false" fo:line-height="143%" fo:text-align="justify" style:justify-single-word="false" fo:orphans="0" fo:widows="0" fo:text-indent="-0.635cm" style:auto-text-indent="false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333333" loext:opacity="100%" fo:font-size="12pt" style:font-size-asian="12pt" style:font-size-complex="12pt"/>
    </style:style>
    <style:style style:name="T4" style:family="text">
      <style:text-properties fo:color="#333333" loext:opacity="100%" fo:font-size="12pt" fo:font-style="italic" style:font-size-asian="12pt" style:font-style-asian="italic" style:font-size-complex="12pt"/>
    </style:style>
    <style:style style:name="T5" style:family="text">
      <style:text-properties fo:color="#333333" loext:opacity="100%" fo:font-size="12pt" fo:font-style="italic" fo:background-color="#ffff00" loext:char-shading-value="0" style:font-size-asian="12pt" style:font-style-asian="italic" style:font-size-complex="12pt"/>
    </style:style>
    <style:style style:name="T6" style:family="text">
      <style:text-properties fo:color="#333333" loext:opacity="100%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STA DE EXERCÍCIOS 005 - Entregar - Continuação.</text:p>
      <text:p text:style-name="P10">Cada classe tem sua main que cria e executa o objeto.</text:p>
      <text:p text:style-name="P11">Se precisar de mais atributos para fazer os métodos, podem criar!</text:p>
      <text:list xml:id="list1451315196" text:style-name="WWNum1">
        <text:list-item>
          <text:p text:style-name="P12"><text:span text:style-name="T1">Classe Jardinagem: </text:span><text:span text:style-name="T3">Entidades </text:span><text:span text:style-name="T2">nomeJardim</text:span><text:span text:style-name="T3">, </text:span><text:span text:style-name="T2">qtdMetros, </text:span><text:span text:style-name="T6">qtdPlantas</text:span><text:span text:style-name="T2">, qtdMetrosGrama, </text:span><text:span text:style-name="T6">kilosAdubo,</text:span><text:span text:style-name="T2"> valorAdubo, valorMetroGrama, </text:span><text:span text:style-name="T6">valorConteGrama</text:span><text:span text:style-name="T2">.</text:span></text:p>
        </text:list-item>
      </text:list>
      <text:p text:style-name="P3"><text:span text:style-name="T1">métodos</text:span><text:span text:style-name="T3">: </text:span><text:span text:style-name="T5">usarAdubo</text:span><text:span text:style-name="T4"> </text:span><text:span text:style-name="T3">(a cada 2 metros de grama usa-se 100 gramas de adubo - calcule quanto de adubo usar). </text:span><text:span text:style-name="T5">precoAdubo</text:span><text:span text:style-name="T4"> </text:span><text:span text:style-name="T3">( resultado do </text:span><text:span text:style-name="T4">usarAdubo </text:span><text:span text:style-name="T3"><text:s/>* valorAdubo) </text:span><text:span text:style-name="T5">precoCorteGrama</text:span><text:span text:style-name="T4"> (</text:span><text:span text:style-name="T3">valorConteGrama = qtdMetrosGrama * valorMetroGrama)). </text:span></text:p>
      <text:p text:style-name="P6"/>
      <text:p text:style-name="P4"><text:span text:style-name="T3">2. </text:span><text:span text:style-name="T1">Classe Caixa: </text:span><text:span text:style-name="T3">Crie uma classe que modele um caixa, que contém saldo - no construtor começa com R $1000,00, crédito, débito. Crie método </text:span></text:p>
      <text:p text:style-name="P5"><text:span text:style-name="T1">Métodos:</text:span><text:span text:style-name="T3"> </text:span><text:span text:style-name="T4">crédito </text:span><text:span text:style-name="T3">que entra dinheiro e </text:span><text:span text:style-name="T4">débito </text:span><text:span text:style-name="T3">que sai dinheiro. - no main tenha laço perguntando quantos lançamentos deseja e sempre pergunte se crédito ou débito e no final fala o saldo final.</text:span></text:p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LO-normal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14.175cm" svg:y="-0.476cm" svg:width="1.732cm" svg:height="1.034cm" draw:z-index="0"><draw:image xlink:href="Pictures/10000001000003E8000002558DBAB41244FABCC3.png" xlink:type="simple" xlink:show="embed" xlink:actuate="onLoad" draw:mime-type="image/png"/></draw:frame>Lista de Exercícios - Modelagem de classes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pt-BR</dc:language>
    <meta:editing-cycles>2</meta:editing-cycles>
    <meta:editing-duration>PT33M53S</meta:editing-duration>
    <meta:generator>LibreOffice/7.3.4.2$Windows_X86_64 LibreOffice_project/728fec16bd5f605073805c3c9e7c4212a0120dc5</meta:generator>
    <dc:date>2022-07-12T10:43:27.842000000</dc:date>
    <meta:document-statistic meta:table-count="0" meta:image-count="1" meta:object-count="0" meta:page-count="1" meta:paragraph-count="8" meta:word-count="138" meta:character-count="906" meta:non-whitespace-character-count="774"/>
    <meta:user-defined meta:name="AppVersion">15.0000</meta:user-defined>
  </office:meta>
</office:document-meta>
</file>